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gpl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rametro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PL_TARGET_DENSITY</text:p>
          </table:table-cell>
          <table:table-cell office:value-type="string" calcext:value-type="string">
            <text:p>PL_TIME_DRIVEN</text:p>
          </table:table-cell>
          <table:table-cell office:value-type="string" calcext:value-type="string">
            <text:p>PL_SKIP_INITIAL_PLACEMENT</text:p>
          </table:table-cell>
          <table:table-cell office:value-type="string" calcext:value-type="string">
            <text:p>PL_RESIZER_DESIGN_OPTIMIZATIONS</text:p>
          </table:table-cell>
          <table:table-cell office:value-type="string" calcext:value-type="string">
            <text:p>PL_RESIZER_MAX_WIRE_LENGTH</text:p>
          </table:table-cell>
          <table:table-cell office:value-type="string" calcext:value-type="string">
            <text:p>PL_WIRELENGTH_COEF</text:p>
          </table:table-cell>
          <table:table-cell office:value-type="string" calcext:value-type="string">
            <text:p>PL_RESIZER_BUFFER_INPUT_PORTS</text:p>
          </table:table-cell>
          <table:table-cell office:value-type="string" calcext:value-type="string">
            <text:p>PL_RESIZER_BUFFER_OUTPUT_PORTS</text:p>
          </table:table-cell>
        </table:table-row>
        <table:table-row table:style-name="ro1">
          <table:table-cell office:value-type="string" calcext:value-type="string">
            <text:p>Area Instances</text:p>
          </table:table-cell>
          <table:table-cell office:value-type="float" office:value="100274.922" calcext:value-type="float">
            <text:p>100274.922</text:p>
          </table:table-cell>
          <table:table-cell office:value-type="float" office:value="99427.859" calcext:value-type="float">
            <text:p>99427.859</text:p>
          </table:table-cell>
          <table:table-cell office:value-type="float" office:value="100367.51" calcext:value-type="float">
            <text:p>100367.51</text:p>
          </table:table-cell>
          <table:table-cell office:value-type="float" office:value="100286.936" calcext:value-type="float">
            <text:p>100286.936</text:p>
          </table:table-cell>
          <table:table-cell office:value-type="float" office:value="100462.602" calcext:value-type="float">
            <text:p>100462.602</text:p>
          </table:table-cell>
          <table:table-cell office:value-type="float" office:value="121909.421" calcext:value-type="float">
            <text:p>121909.421</text:p>
          </table:table-cell>
          <table:table-cell office:value-type="float" office:value="100782.909" calcext:value-type="float">
            <text:p>100782.909</text:p>
          </table:table-cell>
          <table:table-cell office:value-type="float" office:value="100033.44" calcext:value-type="float">
            <text:p>100033.44</text:p>
          </table:table-cell>
          <table:table-cell office:value-type="float" office:value="99499.178" calcext:value-type="float">
            <text:p>99499.178</text:p>
          </table:table-cell>
        </table:table-row>
        <table:table-row table:style-name="ro1">
          <table:table-cell office:value-type="string" calcext:value-type="string">
            <text:p>Potencia</text:p>
          </table:table-cell>
          <table:table-cell table:style-name="ce1" office:value-type="float" office:value="0.0233" calcext:value-type="float">
            <text:p>2.33E-02</text:p>
          </table:table-cell>
          <table:table-cell table:style-name="ce1" office:value-type="float" office:value="0.0227" calcext:value-type="float">
            <text:p>2.27E-02</text:p>
          </table:table-cell>
          <table:table-cell table:number-columns-repeated="4" table:style-name="ce1" office:value-type="float" office:value="0.0233" calcext:value-type="float">
            <text:p>2.33E-02</text:p>
          </table:table-cell>
          <table:table-cell table:style-name="ce1" office:value-type="float" office:value="0.0236" calcext:value-type="float">
            <text:p>2.36E-02</text:p>
          </table:table-cell>
          <table:table-cell table:number-columns-repeated="2" table:style-name="ce1" office:value-type="float" office:value="0.0233" calcext:value-type="float">
            <text:p>2.33E-02</text:p>
          </table:table-cell>
        </table:table-row>
        <table:table-row table:style-name="ro1">
          <table:table-cell office:value-type="string" calcext:value-type="string">
            <text:p>Worst Setup</text:p>
          </table:table-cell>
          <table:table-cell office:value-type="float" office:value="2.83" calcext:value-type="float">
            <text:p>2.83</text:p>
          </table:table-cell>
          <table:table-cell office:value-type="float" office:value="2.89" calcext:value-type="float">
            <text:p>2.89</text:p>
          </table:table-cell>
          <table:table-cell office:value-type="float" office:value="2.81" calcext:value-type="float">
            <text:p>2.81</text:p>
          </table:table-cell>
          <table:table-cell office:value-type="float" office:value="2.82" calcext:value-type="float">
            <text:p>2.82</text:p>
          </table:table-cell>
          <table:table-cell table:number-columns-repeated="2" office:value-type="float" office:value="2.83" calcext:value-type="float">
            <text:p>2.83</text:p>
          </table:table-cell>
          <table:table-cell office:value-type="float" office:value="2.72" calcext:value-type="float">
            <text:p>2.72</text:p>
          </table:table-cell>
          <table:table-cell table:number-columns-repeated="2" office:value-type="float" office:value="2.83" calcext:value-type="float">
            <text:p>2.83</text:p>
          </table:table-cell>
        </table:table-row>
        <table:table-row table:style-name="ro1">
          <table:table-cell office:value-type="string" calcext:value-type="string">
            <text:p>Worst Hold</text:p>
          </table:table-cell>
          <table:table-cell table:number-columns-repeated="9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Skew</text:p>
          </table:table-cell>
          <table:table-cell table:number-columns-repeated="9"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Slew vio count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anout vio count</text:p>
          </table:table-cell>
          <table:table-cell table:number-columns-repeated="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p vio coun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w state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complete</text:p>
          </table:table-cell>
          <table:table-cell office:value-type="string" calcext:value-type="string">
            <text:p>failed</text:p>
          </table:table-cell>
          <table:table-cell table:number-columns-repeated="3" office:value-type="string" calcext:value-type="string">
            <text:p>complete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</table:table>
      <table:table table:name="dpl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Parametro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PL_TARGET_DENSITY</text:p>
          </table:table-cell>
          <table:table-cell office:value-type="string" calcext:value-type="string">
            <text:p>PL_TIME_DRIVEN</text:p>
          </table:table-cell>
          <table:table-cell office:value-type="string" calcext:value-type="string">
            <text:p>PL_SKIP_INITIAL_PLACEMENT</text:p>
          </table:table-cell>
          <table:table-cell office:value-type="string" calcext:value-type="string">
            <text:p>PL_RESIZER_DESIGN_OPTIMIZATIONS</text:p>
          </table:table-cell>
          <table:table-cell office:value-type="string" calcext:value-type="string">
            <text:p>PL_RESIZER_MAX_WIRE_LENGTH</text:p>
          </table:table-cell>
          <table:table-cell office:value-type="string" calcext:value-type="string">
            <text:p>PL_WIRELENGTH_COEF</text:p>
          </table:table-cell>
          <table:table-cell office:value-type="string" calcext:value-type="string">
            <text:p>PL_RESIZER_BUFFER_INPUT_PORTS</text:p>
          </table:table-cell>
          <table:table-cell office:value-type="string" calcext:value-type="string">
            <text:p>PL_RESIZER_BUFFER_OUTPUT_PORTS</text:p>
          </table:table-cell>
        </table:table-row>
        <table:table-row table:style-name="ro1">
          <table:table-cell office:value-type="string" calcext:value-type="string">
            <text:p>Area Instances</text:p>
          </table:table-cell>
          <table:table-cell office:value-type="float" office:value="100274.922" calcext:value-type="float">
            <text:p>100274.922</text:p>
          </table:table-cell>
          <table:table-cell office:value-type="float" office:value="99427.859" calcext:value-type="float">
            <text:p>99427.859</text:p>
          </table:table-cell>
          <table:table-cell office:value-type="float" office:value="100367.51" calcext:value-type="float">
            <text:p>100367.51</text:p>
          </table:table-cell>
          <table:table-cell office:value-type="float" office:value="100286.936" calcext:value-type="float">
            <text:p>100286.936</text:p>
          </table:table-cell>
          <table:table-cell office:value-type="float" office:value="100462.602" calcext:value-type="float">
            <text:p>100462.602</text:p>
          </table:table-cell>
          <table:table-cell office:value-type="float" office:value="121909.421" calcext:value-type="float">
            <text:p>121909.421</text:p>
          </table:table-cell>
          <table:table-cell office:value-type="float" office:value="100782.909" calcext:value-type="float">
            <text:p>100782.909</text:p>
          </table:table-cell>
          <table:table-cell office:value-type="float" office:value="100033.44" calcext:value-type="float">
            <text:p>100033.44</text:p>
          </table:table-cell>
          <table:table-cell office:value-type="float" office:value="99499.178" calcext:value-type="float">
            <text:p>99499.178</text:p>
          </table:table-cell>
        </table:table-row>
        <table:table-row table:style-name="ro1">
          <table:table-cell office:value-type="string" calcext:value-type="string">
            <text:p>Potencia</text:p>
          </table:table-cell>
          <table:table-cell table:style-name="ce1" office:value-type="float" office:value="0.0225" calcext:value-type="float">
            <text:p>2.25E-02</text:p>
          </table:table-cell>
          <table:table-cell table:style-name="ce1" office:value-type="float" office:value="0.0223" calcext:value-type="float">
            <text:p>2.23E-02</text:p>
          </table:table-cell>
          <table:table-cell table:style-name="ce1" office:value-type="float" office:value="0.0225" calcext:value-type="float">
            <text:p>2.25E-02</text:p>
          </table:table-cell>
          <table:table-cell table:style-name="ce1" office:value-type="float" office:value="0.0224" calcext:value-type="float">
            <text:p>2.24E-02</text:p>
          </table:table-cell>
          <table:table-cell table:style-name="ce1" office:value-type="float" office:value="0.0235" calcext:value-type="float">
            <text:p>2.35E-02</text:p>
          </table:table-cell>
          <table:table-cell table:style-name="ce1" office:value-type="float" office:value="0.026" calcext:value-type="float">
            <text:p>2.60E-02</text:p>
          </table:table-cell>
          <table:table-cell table:style-name="ce1" office:value-type="float" office:value="0.0229" calcext:value-type="float">
            <text:p>2.29E-02</text:p>
          </table:table-cell>
          <table:table-cell table:style-name="ce1" office:value-type="float" office:value="0.0224" calcext:value-type="float">
            <text:p>2.24E-02</text:p>
          </table:table-cell>
          <table:table-cell table:style-name="ce1" office:value-type="float" office:value="0.0223" calcext:value-type="float">
            <text:p>2.23E-02</text:p>
          </table:table-cell>
        </table:table-row>
        <table:table-row table:style-name="ro1">
          <table:table-cell office:value-type="string" calcext:value-type="string">
            <text:p>Worst Setup</text:p>
          </table:table-cell>
          <table:table-cell office:value-type="float" office:value="3.21" calcext:value-type="float">
            <text:p>3.21</text:p>
          </table:table-cell>
          <table:table-cell office:value-type="float" office:value="3.33" calcext:value-type="float">
            <text:p>3.33</text:p>
          </table:table-cell>
          <table:table-cell office:value-type="float" office:value="3.22" calcext:value-type="float">
            <text:p>3.22</text:p>
          </table:table-cell>
          <table:table-cell office:value-type="float" office:value="3.21" calcext:value-type="float">
            <text:p>3.21</text:p>
          </table:table-cell>
          <table:table-cell office:value-type="float" office:value="2.74" calcext:value-type="float">
            <text:p>2.74</text:p>
          </table:table-cell>
          <table:table-cell office:value-type="float" office:value="0.84" calcext:value-type="float">
            <text:p>0.84</text:p>
          </table:table-cell>
          <table:table-cell office:value-type="float" office:value="3.11" calcext:value-type="float">
            <text:p>3.11</text:p>
          </table:table-cell>
          <table:table-cell table:number-columns-repeated="2" office:value-type="float" office:value="3.21" calcext:value-type="float">
            <text:p>3.21</text:p>
          </table:table-cell>
        </table:table-row>
        <table:table-row table:style-name="ro1">
          <table:table-cell office:value-type="string" calcext:value-type="string">
            <text:p>Worst Hold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Skew</text:p>
          </table:table-cell>
          <table:table-cell table:number-columns-repeated="9"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Slew vio cou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nout vio cou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 vio cou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DIFF-GPL" table:style-name="ta1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Variables</text:p>
          </table:table-cell>
          <table:table-cell office:value-type="string" calcext:value-type="string">
            <text:p>Area Instances</text:p>
          </table:table-cell>
          <table:table-cell office:value-type="string" calcext:value-type="string">
            <text:p>Potencia</text:p>
          </table:table-cell>
          <table:table-cell office:value-type="string" calcext:value-type="string">
            <text:p>Worst Setup</text:p>
          </table:table-cell>
          <table:table-cell office:value-type="string" calcext:value-type="string">
            <text:p>Worst Hold</text:p>
          </table:table-cell>
          <table:table-cell office:value-type="string" calcext:value-type="string">
            <text:p>Slew vio count</text:p>
          </table:table-cell>
          <table:table-cell office:value-type="string" calcext:value-type="string">
            <text:p>Fanout vio count</text:p>
          </table:table-cell>
          <table:table-cell office:value-type="string" calcext:value-type="string">
            <text:p>Cap vio count</text:p>
          </table:table-cell>
        </table:table-row>
        <table:table-row table:style-name="ro1">
          <table:table-cell office:value-type="string" calcext:value-type="string">
            <text:p>PL_TARGET_DENSITY</text:p>
          </table:table-cell>
          <table:table-cell table:formula="of:=(([$gpl.C2]-[$gpl.B2])/[$gpl.B2])*100" office:value-type="float" office:value="-0.844740622186681" calcext:value-type="float">
            <text:p>-0.844740622186681</text:p>
          </table:table-cell>
          <table:table-cell table:formula="of:=(([$gpl.C3]-[$gpl.B3])/[$gpl.B3])*100" office:value-type="float" office:value="-2.57510729613734" calcext:value-type="float">
            <text:p>-2.57510729613734</text:p>
          </table:table-cell>
          <table:table-cell table:formula="of:=(([$gpl.C4]-[$gpl.B4])/[$gpl.B4])*100" office:value-type="float" office:value="2.12014134275619" calcext:value-type="float">
            <text:p>2.12014134275619</text:p>
          </table:table-cell>
          <table:table-cell table:formula="of:=([$gpl.C5]-[$gpl.B5])" office:value-type="float" office:value="0" calcext:value-type="float">
            <text:p>0</text:p>
          </table:table-cell>
          <table:table-cell table:formula="of:=([$gpl.C7]-[$gpl.B7])" office:value-type="float" office:value="0" calcext:value-type="float">
            <text:p>0</text:p>
          </table:table-cell>
          <table:table-cell table:formula="of:=([$gpl.C8]-[$gpl.B8])" office:value-type="float" office:value="0" calcext:value-type="float">
            <text:p>0</text:p>
          </table:table-cell>
          <table:table-cell table:formula="of:=[$gpl.C9]-[$gpl.B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_TIME_DRIVEN</text:p>
          </table:table-cell>
          <table:table-cell table:formula="of:=(([$gpl.D2]-[$gpl.B2])/[$gpl.B2])*100" office:value-type="float" office:value="0.0923341530996043" calcext:value-type="float">
            <text:p>0.092334153099604</text:p>
          </table:table-cell>
          <table:table-cell table:formula="of:=(([$gpl.D3]-[$gpl.B3])/[$gpl.B3])*100" office:value-type="float" office:value="0" calcext:value-type="float">
            <text:p>0</text:p>
          </table:table-cell>
          <table:table-cell table:formula="of:=(([$gpl.D4]-[$gpl.B4])/[$gpl.B4])*100" office:value-type="float" office:value="-0.706713780918729" calcext:value-type="float">
            <text:p>-0.706713780918729</text:p>
          </table:table-cell>
          <table:table-cell table:formula="of:=([$gpl.D5]-[$gpl.B5])" office:value-type="float" office:value="0" calcext:value-type="float">
            <text:p>0</text:p>
          </table:table-cell>
          <table:table-cell table:formula="of:=([$gpl.D7]-[$gpl.B7])" office:value-type="float" office:value="-1" calcext:value-type="float">
            <text:p>-1</text:p>
          </table:table-cell>
          <table:table-cell table:formula="of:=([$gpl.D8]-[$gpl.B8])" office:value-type="float" office:value="0" calcext:value-type="float">
            <text:p>0</text:p>
          </table:table-cell>
          <table:table-cell table:formula="of:=[$gpl.D9]-[$gpl.B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_SKIP_INITIAL_PLACEMENT</text:p>
          </table:table-cell>
          <table:table-cell table:formula="of:=(([$gpl.E2]-[$gpl.B2])/[$gpl.B2])*100" office:value-type="float" office:value="0.0119810614263012" calcext:value-type="float">
            <text:p>0.011981061426301</text:p>
          </table:table-cell>
          <table:table-cell table:formula="of:=(([$gpl.E3]-[$gpl.B3])/[$gpl.B3])*100" office:value-type="float" office:value="0" calcext:value-type="float">
            <text:p>0</text:p>
          </table:table-cell>
          <table:table-cell table:formula="of:=(([$gpl.E4]-[$gpl.B4])/[$gpl.B4])*100" office:value-type="float" office:value="-0.353356890459356" calcext:value-type="float">
            <text:p>-0.353356890459356</text:p>
          </table:table-cell>
          <table:table-cell table:formula="of:=([$gpl.E5]-[$gpl.B5])" office:value-type="float" office:value="0" calcext:value-type="float">
            <text:p>0</text:p>
          </table:table-cell>
          <table:table-cell table:formula="of:=([$gpl.E7]-[$gpl.B7])" office:value-type="float" office:value="9" calcext:value-type="float">
            <text:p>9</text:p>
          </table:table-cell>
          <table:table-cell table:formula="of:=([$gpl.E8]-[$gpl.B8])" office:value-type="float" office:value="0" calcext:value-type="float">
            <text:p>0</text:p>
          </table:table-cell>
          <table:table-cell table:formula="of:=[$gpl.E9]-[$gpl.B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_RESIZER_DESIGN_OPTIMIZATIONS</text:p>
          </table:table-cell>
          <table:table-cell table:formula="of:=(([$gpl.F2]-[$gpl.B2])/[$gpl.B2])*100" office:value-type="float" office:value="0.187165441026215" calcext:value-type="float">
            <text:p>0.187165441026215</text:p>
          </table:table-cell>
          <table:table-cell table:formula="of:=(([$gpl.F3]-[$gpl.B3])/[$gpl.B3])*100" office:value-type="float" office:value="0" calcext:value-type="float">
            <text:p>0</text:p>
          </table:table-cell>
          <table:table-cell table:formula="of:=(([$gpl.F4]-[$gpl.B4])/[$gpl.B4])*100" office:value-type="float" office:value="0" calcext:value-type="float">
            <text:p>0</text:p>
          </table:table-cell>
          <table:table-cell table:formula="of:=([$gpl.F5]-[$gpl.B5])" office:value-type="float" office:value="0" calcext:value-type="float">
            <text:p>0</text:p>
          </table:table-cell>
          <table:table-cell table:formula="of:=([$gpl.F7]-[$gpl.B7])" office:value-type="float" office:value="0" calcext:value-type="float">
            <text:p>0</text:p>
          </table:table-cell>
          <table:table-cell table:formula="of:=([$gpl.F8]-[$gpl.B8])" office:value-type="float" office:value="0" calcext:value-type="float">
            <text:p>0</text:p>
          </table:table-cell>
          <table:table-cell table:formula="of:=[$gpl.F9]-[$gpl.B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_RESIZER_MAX_WIRE_LENGTH</text:p>
          </table:table-cell>
          <table:table-cell table:formula="of:=(([$gpl.G2]-[$gpl.B2])/[$gpl.B2])*100" office:value-type="float" office:value="21.5751840724443" calcext:value-type="float">
            <text:p>21.5751840724443</text:p>
          </table:table-cell>
          <table:table-cell table:formula="of:=(([$gpl.G3]-[$gpl.B3])/[$gpl.B3])*100" office:value-type="float" office:value="0" calcext:value-type="float">
            <text:p>0</text:p>
          </table:table-cell>
          <table:table-cell table:formula="of:=(([$gpl.G4]-[$gpl.B4])/[$gpl.B4])*100" office:value-type="float" office:value="0" calcext:value-type="float">
            <text:p>0</text:p>
          </table:table-cell>
          <table:table-cell table:formula="of:=([$gpl.G5]-[$gpl.B5])" office:value-type="float" office:value="0" calcext:value-type="float">
            <text:p>0</text:p>
          </table:table-cell>
          <table:table-cell table:formula="of:=([$gpl.G7]-[$gpl.B7])" office:value-type="float" office:value="0" calcext:value-type="float">
            <text:p>0</text:p>
          </table:table-cell>
          <table:table-cell table:formula="of:=([$gpl.G8]-[$gpl.B8])" office:value-type="float" office:value="0" calcext:value-type="float">
            <text:p>0</text:p>
          </table:table-cell>
          <table:table-cell table:formula="of:=[$gpl.G9]-[$gpl.B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_WIRELENGTH_COEF</text:p>
          </table:table-cell>
          <table:table-cell table:formula="of:=(([$gpl.H2]-[$gpl.B2])/[$gpl.B2])*100" office:value-type="float" office:value="0.506594260925971" calcext:value-type="float">
            <text:p>0.506594260925971</text:p>
          </table:table-cell>
          <table:table-cell table:formula="of:=(([$gpl.H3]-[$gpl.B3])/[$gpl.B3])*100" office:value-type="float" office:value="1.28755364806866" calcext:value-type="float">
            <text:p>1.28755364806866</text:p>
          </table:table-cell>
          <table:table-cell table:formula="of:=(([$gpl.H4]-[$gpl.B4])/[$gpl.B4])*100" office:value-type="float" office:value="-3.88692579505301" calcext:value-type="float">
            <text:p>-3.88692579505301</text:p>
          </table:table-cell>
          <table:table-cell table:formula="of:=([$gpl.H5]-[$gpl.B5])" office:value-type="float" office:value="0" calcext:value-type="float">
            <text:p>0</text:p>
          </table:table-cell>
          <table:table-cell table:formula="of:=([$gpl.H7]-[$gpl.B7])" office:value-type="float" office:value="33" calcext:value-type="float">
            <text:p>33</text:p>
          </table:table-cell>
          <table:table-cell table:formula="of:=([$gpl.H8]-[$gpl.B8])" office:value-type="float" office:value="0" calcext:value-type="float">
            <text:p>0</text:p>
          </table:table-cell>
          <table:table-cell table:formula="of:=[$gpl.H9]-[$gpl.B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_RESIZER_BUFFER_INPUT_PORTS</text:p>
          </table:table-cell>
          <table:table-cell table:formula="of:=(([$gpl.I2]-[$gpl.B2])/[$gpl.B2])*100" office:value-type="float" office:value="-0.240819933023736" calcext:value-type="float">
            <text:p>-0.240819933023736</text:p>
          </table:table-cell>
          <table:table-cell table:formula="of:=(([$gpl.I3]-[$gpl.B3])/[$gpl.B3])*100" office:value-type="float" office:value="0" calcext:value-type="float">
            <text:p>0</text:p>
          </table:table-cell>
          <table:table-cell table:formula="of:=(([$gpl.I4]-[$gpl.B4])/[$gpl.B4])*100" office:value-type="float" office:value="0" calcext:value-type="float">
            <text:p>0</text:p>
          </table:table-cell>
          <table:table-cell table:formula="of:=([$gpl.I5]-[$gpl.B5])" office:value-type="float" office:value="0" calcext:value-type="float">
            <text:p>0</text:p>
          </table:table-cell>
          <table:table-cell table:formula="of:=([$gpl.I7]-[$gpl.B7])" office:value-type="float" office:value="0" calcext:value-type="float">
            <text:p>0</text:p>
          </table:table-cell>
          <table:table-cell table:formula="of:=([$gpl.I8]-[$gpl.B8])" office:value-type="float" office:value="0" calcext:value-type="float">
            <text:p>0</text:p>
          </table:table-cell>
          <table:table-cell table:formula="of:=[$gpl.I9]-[$gpl.B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_RESIZER_BUFFER_OUTPUT_PORTS</text:p>
          </table:table-cell>
          <table:table-cell table:formula="of:=(([$gpl.J2]-[$gpl.B2])/[$gpl.B2])*100" office:value-type="float" office:value="-0.773617156241723" calcext:value-type="float">
            <text:p>-0.773617156241723</text:p>
          </table:table-cell>
          <table:table-cell table:formula="of:=(([$gpl.J3]-[$gpl.B3])/[$gpl.B3])*100" office:value-type="float" office:value="0" calcext:value-type="float">
            <text:p>0</text:p>
          </table:table-cell>
          <table:table-cell table:formula="of:=(([$gpl.J4]-[$gpl.B4])/[$gpl.B4])*100" office:value-type="float" office:value="0" calcext:value-type="float">
            <text:p>0</text:p>
          </table:table-cell>
          <table:table-cell table:formula="of:=([$gpl.J5]-[$gpl.B5])" office:value-type="float" office:value="0" calcext:value-type="float">
            <text:p>0</text:p>
          </table:table-cell>
          <table:table-cell table:formula="of:=([$gpl.J7]-[$gpl.B7])" office:value-type="float" office:value="0" calcext:value-type="float">
            <text:p>0</text:p>
          </table:table-cell>
          <table:table-cell table:formula="of:=([$gpl.J8]-[$gpl.B8])" office:value-type="float" office:value="0" calcext:value-type="float">
            <text:p>0</text:p>
          </table:table-cell>
          <table:table-cell table:formula="of:=[$gpl.J9]-[$gpl.B9]" office:value-type="float" office:value="0" calcext:value-type="float">
            <text:p>0</text:p>
          </table:table-cell>
        </table:table-row>
      </table:table>
      <table:table table:name="DIFF-DPL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Variables</text:p>
          </table:table-cell>
          <table:table-cell office:value-type="string" calcext:value-type="string">
            <text:p>Area Instances</text:p>
          </table:table-cell>
          <table:table-cell office:value-type="string" calcext:value-type="string">
            <text:p>Potencia</text:p>
          </table:table-cell>
          <table:table-cell office:value-type="string" calcext:value-type="string">
            <text:p>Worst Setup</text:p>
          </table:table-cell>
          <table:table-cell office:value-type="string" calcext:value-type="string">
            <text:p>Worst Hold</text:p>
          </table:table-cell>
          <table:table-cell office:value-type="string" calcext:value-type="string">
            <text:p>Slew vio count</text:p>
          </table:table-cell>
          <table:table-cell office:value-type="string" calcext:value-type="string">
            <text:p>Fanout vio count</text:p>
          </table:table-cell>
          <table:table-cell office:value-type="string" calcext:value-type="string">
            <text:p>Cap vio count</text:p>
          </table:table-cell>
        </table:table-row>
        <table:table-row table:style-name="ro1">
          <table:table-cell office:value-type="string" calcext:value-type="string">
            <text:p>PL_TARGET_DENSITY</text:p>
          </table:table-cell>
          <table:table-cell table:formula="of:=(([$dpl.C2]-[$dpl.B2])/[$dpl.B2])*100" office:value-type="float" office:value="-0.844740622186681" calcext:value-type="float">
            <text:p>-0.844740622186681</text:p>
          </table:table-cell>
          <table:table-cell table:formula="of:=(([$dpl.C3]-[$dpl.B3])/[$dpl.B3])*100" office:value-type="float" office:value="-0.888888888888899" calcext:value-type="float">
            <text:p>-0.888888888888899</text:p>
          </table:table-cell>
          <table:table-cell table:formula="of:=(([$dpl.C4]-[$dpl.B4])/[$dpl.B4])*100" office:value-type="float" office:value="3.73831775700935" calcext:value-type="float">
            <text:p>3.73831775700935</text:p>
          </table:table-cell>
          <table:table-cell table:formula="of:=(([$dpl.C5]-[$dpl.B5])/[$dpl.B5])*100" office:value-type="float" office:value="5.55555555555556" calcext:value-type="float">
            <text:p>5.55555555555556</text:p>
          </table:table-cell>
          <table:table-cell table:formula="of:=([$dpl.C7]-[$dpl.B7])" office:value-type="float" office:value="0" calcext:value-type="float">
            <text:p>0</text:p>
          </table:table-cell>
          <table:table-cell table:formula="of:=([$dpl.C8]-[$dpl.B8])" office:value-type="float" office:value="0" calcext:value-type="float">
            <text:p>0</text:p>
          </table:table-cell>
          <table:table-cell table:formula="of:=[$dpl.C9]-[$dpl.B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_TIME_DRIVEN</text:p>
          </table:table-cell>
          <table:table-cell table:formula="of:=(([$dpl.D2]-[$dpl.B2])/[$dpl.B2])*100" office:value-type="float" office:value="0.0923341530996043" calcext:value-type="float">
            <text:p>0.092334153099604</text:p>
          </table:table-cell>
          <table:table-cell table:formula="of:=(([$dpl.D3]-[$dpl.B3])/[$dpl.B3])*100" office:value-type="float" office:value="0" calcext:value-type="float">
            <text:p>0</text:p>
          </table:table-cell>
          <table:table-cell table:formula="of:=(([$dpl.D4]-[$dpl.B4])/[$dpl.B4])*100" office:value-type="float" office:value="0.311526479750786" calcext:value-type="float">
            <text:p>0.311526479750786</text:p>
          </table:table-cell>
          <table:table-cell table:formula="of:=(([$dpl.D5]-[$dpl.B5])/[$dpl.B5])*100" office:value-type="float" office:value="0" calcext:value-type="float">
            <text:p>0</text:p>
          </table:table-cell>
          <table:table-cell table:formula="of:=([$dpl.D7]-[$dpl.B7])" office:value-type="float" office:value="0" calcext:value-type="float">
            <text:p>0</text:p>
          </table:table-cell>
          <table:table-cell table:formula="of:=([$dpl.D8]-[$dpl.B8])" office:value-type="float" office:value="0" calcext:value-type="float">
            <text:p>0</text:p>
          </table:table-cell>
          <table:table-cell table:formula="of:=[$dpl.D9]-[$dpl.B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_SKIP_INITIAL_PLACEMENT</text:p>
          </table:table-cell>
          <table:table-cell table:formula="of:=(([$dpl.E2]-[$dpl.B2])/[$dpl.B2])*100" office:value-type="float" office:value="0.0119810614263012" calcext:value-type="float">
            <text:p>0.011981061426301</text:p>
          </table:table-cell>
          <table:table-cell table:formula="of:=(([$dpl.E3]-[$dpl.B3])/[$dpl.B3])*100" office:value-type="float" office:value="-0.444444444444457" calcext:value-type="float">
            <text:p>-0.444444444444457</text:p>
          </table:table-cell>
          <table:table-cell table:formula="of:=(([$dpl.E4]-[$dpl.B4])/[$dpl.B4])*100" office:value-type="float" office:value="0" calcext:value-type="float">
            <text:p>0</text:p>
          </table:table-cell>
          <table:table-cell table:formula="of:=(([$dpl.E5]-[$dpl.B5])/[$dpl.B5])*100" office:value-type="float" office:value="0" calcext:value-type="float">
            <text:p>0</text:p>
          </table:table-cell>
          <table:table-cell table:formula="of:=([$dpl.E7]-[$dpl.B7])" office:value-type="float" office:value="0" calcext:value-type="float">
            <text:p>0</text:p>
          </table:table-cell>
          <table:table-cell table:formula="of:=([$dpl.E8]-[$dpl.B8])" office:value-type="float" office:value="0" calcext:value-type="float">
            <text:p>0</text:p>
          </table:table-cell>
          <table:table-cell table:formula="of:=[$dpl.E9]-[$dpl.B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_RESIZER_DESIGN_OPTIMIZATIONS</text:p>
          </table:table-cell>
          <table:table-cell table:formula="of:=(([$dpl.F2]-[$dpl.B2])/[$dpl.B2])*100" office:value-type="float" office:value="0.187165441026215" calcext:value-type="float">
            <text:p>0.187165441026215</text:p>
          </table:table-cell>
          <table:table-cell table:formula="of:=(([$dpl.F3]-[$dpl.B3])/[$dpl.B3])*100" office:value-type="float" office:value="4.44444444444443" calcext:value-type="float">
            <text:p>4.44444444444443</text:p>
          </table:table-cell>
          <table:table-cell table:formula="of:=(([$dpl.F4]-[$dpl.B4])/[$dpl.B4])*100" office:value-type="float" office:value="-14.6417445482866" calcext:value-type="float">
            <text:p>-14.6417445482866</text:p>
          </table:table-cell>
          <table:table-cell table:formula="of:=(([$dpl.F5]-[$dpl.B5])/[$dpl.B5])*100" office:value-type="float" office:value="-5.55555555555555" calcext:value-type="float">
            <text:p>-5.55555555555555</text:p>
          </table:table-cell>
          <table:table-cell table:formula="of:=([$dpl.F7]-[$dpl.B7])" office:value-type="float" office:value="22" calcext:value-type="float">
            <text:p>22</text:p>
          </table:table-cell>
          <table:table-cell table:formula="of:=([$dpl.F8]-[$dpl.B8])" office:value-type="float" office:value="4" calcext:value-type="float">
            <text:p>4</text:p>
          </table:table-cell>
          <table:table-cell table:formula="of:=[$dpl.F9]-[$dpl.B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_RESIZER_MAX_WIRE_LENGTH</text:p>
          </table:table-cell>
          <table:table-cell table:formula="of:=(([$dpl.G2]-[$dpl.B2])/[$dpl.B2])*100" office:value-type="float" office:value="21.5751840724443" calcext:value-type="float">
            <text:p>21.5751840724443</text:p>
          </table:table-cell>
          <table:table-cell table:formula="of:=(([$dpl.G3]-[$dpl.B3])/[$dpl.B3])*100" office:value-type="float" office:value="15.5555555555556" calcext:value-type="float">
            <text:p>15.5555555555556</text:p>
          </table:table-cell>
          <table:table-cell table:formula="of:=(([$dpl.G4]-[$dpl.B4])/[$dpl.B4])*100" office:value-type="float" office:value="-73.8317757009346" calcext:value-type="float">
            <text:p>-73.8317757009346</text:p>
          </table:table-cell>
          <table:table-cell table:formula="of:=(([$dpl.G5]-[$dpl.B5])/[$dpl.B5])*100" office:value-type="float" office:value="5.55555555555556" calcext:value-type="float">
            <text:p>5.55555555555556</text:p>
          </table:table-cell>
          <table:table-cell table:formula="of:=([$dpl.G7]-[$dpl.B7])" office:value-type="float" office:value="0" calcext:value-type="float">
            <text:p>0</text:p>
          </table:table-cell>
          <table:table-cell table:formula="of:=([$dpl.G8]-[$dpl.B8])" office:value-type="float" office:value="0" calcext:value-type="float">
            <text:p>0</text:p>
          </table:table-cell>
          <table:table-cell table:formula="of:=[$dpl.G9]-[$dpl.B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_WIRELENGTH_COEF</text:p>
          </table:table-cell>
          <table:table-cell table:formula="of:=(([$dpl.H2]-[$dpl.B2])/[$dpl.B2])*100" office:value-type="float" office:value="0.506594260925971" calcext:value-type="float">
            <text:p>0.506594260925971</text:p>
          </table:table-cell>
          <table:table-cell table:formula="of:=(([$dpl.H3]-[$dpl.B3])/[$dpl.B3])*100" office:value-type="float" office:value="1.77777777777777" calcext:value-type="float">
            <text:p>1.77777777777777</text:p>
          </table:table-cell>
          <table:table-cell table:formula="of:=(([$dpl.H4]-[$dpl.B4])/[$dpl.B4])*100" office:value-type="float" office:value="-3.11526479750779" calcext:value-type="float">
            <text:p>-3.11526479750779</text:p>
          </table:table-cell>
          <table:table-cell table:formula="of:=([$dpl.H5]-[$dpl.B5])" office:value-type="float" office:value="0" calcext:value-type="float">
            <text:p>0</text:p>
          </table:table-cell>
          <table:table-cell table:formula="of:=([$dpl.H7]-[$dpl.B7])" office:value-type="float" office:value="0" calcext:value-type="float">
            <text:p>0</text:p>
          </table:table-cell>
          <table:table-cell table:formula="of:=([$dpl.H8]-[$dpl.B8])" office:value-type="float" office:value="0" calcext:value-type="float">
            <text:p>0</text:p>
          </table:table-cell>
          <table:table-cell table:formula="of:=[$dpl.H9]-[$dpl.B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_RESIZER_BUFFER_INPUT_PORTS</text:p>
          </table:table-cell>
          <table:table-cell table:formula="of:=(([$dpl.I2]-[$dpl.B2])/[$dpl.B2])*100" office:value-type="float" office:value="-0.240819933023736" calcext:value-type="float">
            <text:p>-0.240819933023736</text:p>
          </table:table-cell>
          <table:table-cell table:formula="of:=(([$dpl.I3]-[$dpl.B3])/[$dpl.B3])*100" office:value-type="float" office:value="-0.444444444444457" calcext:value-type="float">
            <text:p>-0.444444444444457</text:p>
          </table:table-cell>
          <table:table-cell table:formula="of:=(([$dpl.I4]-[$dpl.B4])/[$dpl.B4])*100" office:value-type="float" office:value="0" calcext:value-type="float">
            <text:p>0</text:p>
          </table:table-cell>
          <table:table-cell table:formula="of:=([$dpl.I5]-[$dpl.B5])" office:value-type="float" office:value="0" calcext:value-type="float">
            <text:p>0</text:p>
          </table:table-cell>
          <table:table-cell table:formula="of:=([$dpl.I7]-[$dpl.B7])" office:value-type="float" office:value="0" calcext:value-type="float">
            <text:p>0</text:p>
          </table:table-cell>
          <table:table-cell table:formula="of:=([$dpl.I8]-[$dpl.B8])" office:value-type="float" office:value="0" calcext:value-type="float">
            <text:p>0</text:p>
          </table:table-cell>
          <table:table-cell table:formula="of:=[$dpl.I9]-[$dpl.B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_RESIZER_BUFFER_OUTPUT_PORTS</text:p>
          </table:table-cell>
          <table:table-cell table:formula="of:=(([$dpl.J2]-[$dpl.B2])/[$dpl.B2])*100" office:value-type="float" office:value="-0.773617156241723" calcext:value-type="float">
            <text:p>-0.773617156241723</text:p>
          </table:table-cell>
          <table:table-cell table:formula="of:=(([$dpl.J3]-[$dpl.B3])/[$dpl.B3])*100" office:value-type="float" office:value="-0.888888888888899" calcext:value-type="float">
            <text:p>-0.888888888888899</text:p>
          </table:table-cell>
          <table:table-cell table:formula="of:=(([$dpl.J4]-[$dpl.B4])/[$dpl.B4])*100" office:value-type="float" office:value="0" calcext:value-type="float">
            <text:p>0</text:p>
          </table:table-cell>
          <table:table-cell table:formula="of:=([$dpl.J5]-[$dpl.B5])" office:value-type="float" office:value="0" calcext:value-type="float">
            <text:p>0</text:p>
          </table:table-cell>
          <table:table-cell table:formula="of:=([$dpl.J7]-[$dpl.B7])" office:value-type="float" office:value="0" calcext:value-type="float">
            <text:p>0</text:p>
          </table:table-cell>
          <table:table-cell table:formula="of:=([$dpl.J8]-[$dpl.B8])" office:value-type="float" office:value="0" calcext:value-type="float">
            <text:p>0</text:p>
          </table:table-cell>
          <table:table-cell table:formula="of:=[$dpl.J9]-[$dpl.B9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/00/0000</text:date>, <text:time style:data-style-name="N2" text:time-value="10:13:54.4220752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7T16:46:50.627616765</meta:creation-date>
    <dc:date>2023-11-10T11:59:37.978479742</dc:date>
    <meta:editing-duration>PT1H36M37S</meta:editing-duration>
    <meta:editing-cycles>16</meta:editing-cycles>
    <meta:generator>LibreOffice/6.4.7.2$Linux_X86_64 LibreOffice_project/40$Build-2</meta:generator>
    <meta:document-statistic meta:table-count="4" meta:cell-count="335" meta:object-count="0"/>
  </office:meta>
</office:document-meta>
</file>